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1">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r werden Ihnen eine Präsentation über das Leben der junger Menschen in der DDR geben. -&gt; Kylie<text:line-break/><text:line-break/><text:span text:style-name="T1">Diapo 2 :</text:span><text:line-break/>    Matthieu<text:line-break/>Um zu beginnen, ich werde über die Ostdeutschlands Kultur sprechen.<text:line-break/>Im DDR, war die Jugendliche Kultur nicht so unterschiedlich als die Westdeutschlands Kultur. Der Hauptunterschied war, dass die Jugend der DDR mit einer sozialisticher Ideologie, und einer sozialisticher Regierung aufgewachsen sind.<text:line-break/>Hier sind der logo der SED-Partei, dass wir studiert haben, und das Symbol des Kommunismus. <text:line-break/><text:line-break/>Diese einfache Unterschied prägte jedoch die Gedanken der junger Ostdeutscher.<text:line-break/><text:line-break/><text:span text:style-name="T1">Diapo 3 :</text:span><text:line-break/>    Elsa<text:line-break/>    Die FDJ (die Freie Deutsche Jugend) war einen Gruppe mit einer kommunistische und marxistisch-leninistische Ideologie.<text:line-break/>Es wurde am 6. März 1946 gegründet.<text:line-break/>Die junge Leute könnten dieser Gruppe beitreten um 14 Jahr<text:line-break/><text:line-break/><text:line-break/>Die Regierung wollte deshalb junge Menschen zu sozialistischen Persönlichkeiten formen und sie ermutigen, die unterdrückten Völker zu verteidigen.<text:line-break/><text:line-break/><text:span text:style-name="T1">Diapo 4:</text:span><text:line-break/>    Kylie<text:line-break/>Die Integration in die Gemeinschaft wurde vor allem jungen Menschen in der Kinderkrippe oder sogar im Kindergarten beigebracht.<text:line-break/>Sie beschlossen dann, Teil der jungen Pioniere sowie der freien deutschen Jugend zu sein, die ab 14 Jahren zugänglich ist.<text:line-break/><text:line-break/><text:line-break/>Diejenigen, die nicht Teil der FDJ sein wollten, erhielten in der Schule Nachteile und wurden nicht zur High School zugelassen.<text:line-break/>Von 1970 bis 1980 lag die Teilnehmerzahl am Jugendweihen bei 97%.<text:line-break/><text:line-break/><text:line-break/><text:span text:style-name="T1">Diapo 5:</text:span><text:line-break/>    Kylie<text:line-break/>Die Jugendlichen fingen an zu besuchen die Kurse ein Jahr im Voraus. <text:line-break/> <text:line-break/>Während dieser Kurse lernten sie die Ideologie von SED (Sozialistische Einheitspartei Deutschlands), besuchten Museen, um sich bilden, Unternehmen, um die Arbeitswelt zu sehen und hörten Vorträge.<text:line-break/><text:line-break/><text:line-break/><text:span text:style-name="T1">Diapo 6 :</text:span><text:line-break/>    Elsa<text:line-break/>Im Alter von 14 Jahren fand die Weihe der Jugend während einer feierlichen Zeremonie statt. Die jungen Leute wurden sich dann in Freundschaft mit der Sowjetunion, den sozialistischen Schwesterstaaten dem sozialistischen Staat verpflichten und gegen Frieden und Imperialismus kämpfen.<text:line-break/>Danach wurden sie in den Kreis der Erwachsenen aufgenommen und erhielten ein Buch und eine Bescheinigung. Eltern erhielten Geschenke.<text:line-break/><text:line-break/><text:span text:style-name="T1">Diapo 7 :</text:span><text:line-break/>    Matthieu<text:line-break/>Nicht alle jungen Leute unterstützten den Sozialismus und die SED-Partei : einige kämpften gegen die Partei und verteidigten die Rechte der Ostdeutschen.<text:line-break/>Es gab verschiedene Gruppen, die sich der Partei widersetzen : es gab zum Beispiel die Jungen Gemeinde und die Friedensgemeinschaft.<text:line-break/>Die SED-Herrschaft endete teilweise dank junger Menschen.<text:line-break/>Hier haben wir Bilder von Demonstrationen<text:line-break/><text:line-break/>Fragen : <text:line-break/>    Kylie : Wir haben drei Fragen :<text:line-break/>        </text:p>
      <text:list xml:id="list3836785639" text:style-name="L1">
        <text:list-item>
          <text:p text:style-name="P3">Was war die Ideologie der FDJ? - Elsa</text:p>
        </text:list-item>
        <text:list-item>
          <text:p text:style-name="P3">Waren die Jugend, die in der FDJ nicht wollten, begünstigt oder benachteiligt? - Matthieu</text:p>
        </text:list-item>
        <text:list-item>
          <text:p text:style-name="P2">In welchem ​​Alter war die Weihe der Jugend? - Kyli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fo:line-height="120%"/>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line-height="120%"/>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line-height="120%"/>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line-height="120%"/>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line-height="120%"/>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fo:line-height="120%"/>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Noto Sans Devanagari"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9euf-allmatthieupad</dc:title>
    <meta:initial-creator>Etherpad</meta:initial-creator>
    <dc:creator>Etherpad</dc:creator>
    <meta:document-statistic meta:table-count="0" meta:image-count="0" meta:object-count="0" meta:page-count="1" meta:paragraph-count="5" meta:word-count="419" meta:character-count="2829" meta:non-whitespace-character-count="2354"/>
    <meta:generator>LibreOffice/6.1.5.2$Linux_X86_64 LibreOffice_project/10$Build-2</meta:generator>
    <meta:user-defined meta:name=""/>
  </office:meta>
</office:document-meta>
</file>